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82.29pt"/>
    </style:style>
    <style:style style:name="co3" style:family="table-column">
      <style:table-column-properties fo:break-before="auto" style:column-width="212pt"/>
    </style:style>
    <style:style style:name="co4" style:family="table-column">
      <style:table-column-properties fo:break-before="auto" style:column-width="81.3pt"/>
    </style:style>
    <style:style style:name="co5" style:family="table-column">
      <style:table-column-properties fo:break-before="auto" style:column-width="232.61pt"/>
    </style:style>
    <style:style style:name="co6" style:family="table-column">
      <style:table-column-properties fo:break-before="auto" style:column-width="112.9pt"/>
    </style:style>
    <style:style style:name="co7" style:family="table-column">
      <style:table-column-properties fo:break-before="auto" style:column-width="217.1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9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0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2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OBJECTIVE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number-columns-repeated="993" table:default-cell-style-name="ce11"/>
        <table:table-column table:style-name="co8" table:number-columns-repeated="23" table:default-cell-style-name="ce12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Interruptable</text:p>
          </table:table-cell>
          <table:table-cell table:style-name="ce8" office:value-type="string" calcext:value-type="string">
            <text:p>Move</text:p>
          </table:table-cell>
          <table:table-cell table:style-name="ce1" office:value-type="string" calcext:value-type="string">
            <text:p>Interruptable</text:p>
          </table:table-cell>
          <table:table-cell table:style-name="ce8" office:value-type="string" calcext:value-type="string">
            <text:p>Actions</text:p>
          </table:table-cell>
          <table:table-cell table:style-name="ce1"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prepare_for_match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3"/>
          <table:table-cell table:style-name="ce7"/>
          <table:table-cell table:style-name="ce2"/>
          <table:table-cell table:style-name="ce7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7"/>
          <table:table-cell table:style-name="ce3" office:value-type="string" calcext:value-type="string">
            <text:p>buy_starting_items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2"/>
          <table:table-cell table:style-name="ce7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3"/>
          <table:table-cell table:style-name="ce2"/>
          <table:table-cell table:style-name="ce2" office:value-type="string" calcext:value-type="string">
            <text:p>buy_starting_items</text:p>
          </table:table-cell>
          <table:table-cell table:style-name="ce2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buyback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3"/>
          <table:table-cell table:style-name="ce7"/>
          <table:table-cell table:style-name="ce3"/>
          <table:table-cell table:style-name="ce7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do_buyback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3" table:number-columns-repeated="2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7"/>
          <table:table-cell table:style-name="ce5"/>
          <table:table-cell table:style-name="ce7"/>
          <table:table-cell table:style-name="ce3" office:value-type="string" calcext:value-type="string">
            <text:p>do_buyback</text:p>
          </table:table-cell>
          <table:table-cell table:style-name="ce7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lyph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5"/>
          <table:table-cell table:style-name="ce2"/>
          <table:table-cell table:style-name="ce3"/>
          <table:table-cell table:style-name="ce2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7"/>
          <table:table-cell table:style-name="ce3" office:value-type="string" calcext:value-type="string">
            <text:p>do_glyph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5"/>
          <table:table-cell table:style-name="ce7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3"/>
          <table:table-cell table:style-name="ce7"/>
          <table:table-cell table:style-name="ce5" office:value-type="string" calcext:value-type="string">
            <text:p>do_glyph</text:p>
          </table:table-cell>
          <table:table-cell table:style-name="ce7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swap_items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3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5"/>
          <table:table-cell table:style-name="ce7"/>
          <table:table-cell table:style-name="ce5" office:value-type="string" calcext:value-type="string">
            <text:p>swap_flask_tp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5"/>
          <table:table-cell table:style-name="ce10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3"/>
          <table:table-cell table:style-name="ce7"/>
          <table:table-cell table:style-name="ce5" office:value-type="string" calcext:value-type="string">
            <text:p>swap_flask_tp</text:p>
          </table:table-cell>
          <table:table-cell table:style-name="ce7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3" office:value-type="string" calcext:value-type="string">
            <text:p>put_item_in_inventory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5"/>
          <table:table-cell table:style-name="ce7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5" table:number-columns-repeated="4"/>
          <table:table-cell table:style-name="ce3" office:value-type="string" calcext:value-type="string">
            <text:p>put_item_in_inventory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item_recovery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9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3" office:value-type="string" calcext:value-type="string">
            <text:p>heal_tango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5"/>
          <table:table-cell table:style-name="ce3"/>
          <table:table-cell table:style-name="ce5" office:value-type="string" calcext:value-type="string">
            <text:p>heal_tango</text:p>
          </table:table-cell>
          <table:table-cell table:style-name="ce3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heal_flask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5"/>
          <table:table-cell table:style-name="ce3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heal_flask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5" office:value-type="string" calcext:value-type="string">
            <text:p>tp_base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3" table:number-columns-repeated="2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3"/>
          <table:table-cell table:style-name="ce5"/>
          <table:table-cell table:style-name="ce5" office:value-type="string" calcext:value-type="string">
            <text:p>tp_base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buy_items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3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buy_flask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5" office:value-type="string" calcext:value-type="string">
            <text:p>buy_flask</text:p>
          </table:table-cell>
          <table:table-cell table:style-name="ce2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buy_tpscroll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5"/>
          <table:table-cell table:style-name="ce2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3"/>
          <table:table-cell table:style-name="ce2"/>
          <table:table-cell table:style-name="ce5" office:value-type="string" calcext:value-type="string">
            <text:p>buy_tpscroll</text:p>
          </table:table-cell>
          <table:table-cell table:style-name="ce2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-- Ring of Aquila</text:p>
          </table:table-cell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buy_ring_of_protection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5"/>
          <table:table-cell table:style-name="ce2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5" office:value-type="string" calcext:value-type="string">
            <text:p>buy_ring_of_protection</text:p>
          </table:table-cell>
          <table:table-cell table:style-name="ce2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-- Power Treads</text:p>
          </table:table-cell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buy_sobi_mask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3"/>
          <table:table-cell table:style-name="ce5"/>
          <table:table-cell table:style-name="ce5" office:value-type="string" calcext:value-type="string">
            <text:p>buy_sobi_mask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buy_boots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3" office:value-type="string" calcext:value-type="string">
            <text:p>buy_boots</text:p>
          </table:table-cell>
          <table:table-cell table:style-name="ce2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buy_gloves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5"/>
          <table:table-cell table:style-name="ce2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5" table:number-columns-repeated="4"/>
          <table:table-cell table:style-name="ce3" office:value-type="string" calcext:value-type="string">
            <text:p>buy_gloves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3" office:value-type="string" calcext:value-type="string">
            <text:p>buy_boots_of_elves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buy_boots_of_elves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-- Dragon Lance</text:p>
          </table:table-cell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buy_two_boots_of_elves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3"/>
          <table:table-cell table:style-name="ce5"/>
          <table:table-cell table:style-name="ce5" office:value-type="string" calcext:value-type="string">
            <text:p>buy_two_boots_of_elves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buy_ogre_axe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number-columns-repeated="4"/>
          <table:table-cell table:style-name="ce3" office:value-type="string" calcext:value-type="string">
            <text:p>buy_ogre_axe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-- Crystalys</text:p>
          </table:table-cell>
          <table:table-cell table:style-name="ce5"/>
          <table:table-cell table:style-name="ce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5" office:value-type="string" calcext:value-type="string">
            <text:p>buy_blades_of_attack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5"/>
          <table:table-cell table:style-name="ce3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3"/>
          <table:table-cell table:style-name="ce5"/>
          <table:table-cell table:style-name="ce5" office:value-type="string" calcext:value-type="string">
            <text:p>buy_blades_of_attack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3" office:value-type="string" calcext:value-type="string">
            <text:p>buy_broadsword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3"/>
          <table:table-cell table:style-name="ce2"/>
          <table:table-cell table:style-name="ce3" office:value-type="string" calcext:value-type="string">
            <text:p>buy_broadsword</text:p>
          </table:table-cell>
          <table:table-cell table:style-name="ce2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buy_recipe_lesser_crit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5"/>
          <table:table-cell table:style-name="ce2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3"/>
          <table:table-cell table:style-name="ce2"/>
          <table:table-cell table:style-name="ce3" office:value-type="string" calcext:value-type="string">
            <text:p>buy_recipe_lesser_crit</text:p>
          </table:table-cell>
          <table:table-cell table:style-name="ce2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3" office:value-type="string" calcext:value-type="string">
            <text:p>deliver_items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3"/>
          <table:table-cell table:style-name="ce5"/>
          <table:table-cell table:style-name="ce3" office:value-type="string" calcext:value-type="string">
            <text:p>deliver_items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defend_tower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3"/>
          <table:table-cell table:style-name="ce5"/>
          <table:table-cell table:style-name="ce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attack_enemy_creep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3"/>
          <table:table-cell table:style-name="ce5"/>
          <table:table-cell table:style-name="ce5" office:value-type="string" calcext:value-type="string">
            <text:p>attack_enemy_creep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stop_attack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3" office:value-type="string" calcext:value-type="string">
            <text:p>attack_enemy_hero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5"/>
          <table:table-cell table:style-name="ce3"/>
          <table:table-cell table:style-name="ce5" office:value-type="string" calcext:value-type="string">
            <text:p>attack_enemy_hero</text:p>
          </table:table-cell>
          <table:table-cell table:style-name="ce3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5" office:value-type="string" calcext:value-type="string">
            <text:p>stop_attack</text:p>
          </table:table-cell>
          <table:table-cell table:style-name="ce3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evasion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3" table:number-columns-repeated="2"/>
          <table:table-cell table:style-name="ce5"/>
          <table:table-cell table:style-name="ce3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use_silence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5"/>
          <table:table-cell table:style-name="ce3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5" office:value-type="string" calcext:value-type="string">
            <text:p>use_silence</text:p>
          </table:table-cell>
          <table:table-cell table:style-name="ce3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3" office:value-type="string" calcext:value-type="string">
            <text:p>move_safe_recovery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3"/>
          <table:table-cell table:style-name="ce5"/>
          <table:table-cell table:style-name="ce5" office:value-type="string" calcext:value-type="string">
            <text:p>move_safe_recovery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3" office:value-type="string" calcext:value-type="string">
            <text:p>move_safe_evasion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move_safe_evasion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base_recovery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3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3" office:value-type="string" calcext:value-type="string">
            <text:p>deliver_items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3"/>
          <table:table-cell table:style-name="ce5"/>
          <table:table-cell table:style-name="ce5" office:value-type="string" calcext:value-type="string">
            <text:p>deliver_items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move_base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move_base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restore_hp_on_base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upgrade_skills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5" table:number-columns-repeated="6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upgrade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5" office:value-type="string" calcext:value-type="string">
            <text:p>upgrade</text:p>
          </table:table-cell>
          <table:table-cell table:style-name="ce3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kill_enemy_hero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5"/>
          <table:table-cell table:style-name="ce3"/>
          <table:table-cell table:style-name="ce5"/>
          <table:table-cell table:style-name="ce3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use_silence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5"/>
          <table:table-cell table:style-name="ce3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5" office:value-type="string" calcext:value-type="string">
            <text:p>use_silence</text:p>
          </table:table-cell>
          <table:table-cell table:style-name="ce3"/>
          <table:table-cell table:style-name="ce5" table:number-columns-repeated="2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attack_enemy_hero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ove_enemy_hero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rm</text:p>
          </table:table-cell>
          <table:table-cell table:style-name="ce7" office:value-type="boolean" office:boolean-value="false" calcext:value-type="boolean">
            <text:p>FALSE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/>
          <table:table-cell table:style-name="ce7"/>
          <table:table-cell office:value-type="string" calcext:value-type="string">
            <text:p>lasthit_enemy_creep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eny_ally_creep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te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attack_enemy_hero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ttack_enemy_tower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ove_safe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sh_lane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use_trueshot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ttack_enemy_creep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ttack_enemy_tower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ggro_control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aggro_last_hit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sitioning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tp_mid_tower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ncrease_creeps_distance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ecrease_creeps_distance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decrease_creeps_distan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urn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ep_equilibrium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attack_enemy_creep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ttack_ally_creep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dy_block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move_and_block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ove_start_position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urn_enemy_fountain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ce_stop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top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OBJECTIVES.A5:OBJECTIVES.AMJ5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5">00/00/0000</text:date>, <text:time style:data-style-name="N2" text:time-value="21:47:55.3376486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9-05T21:48:04.456435348</dc:date>
    <meta:editing-duration>P2DT13H10M41S</meta:editing-duration>
    <meta:editing-cycles>2449</meta:editing-cycles>
    <dc:creator>Ilya Shpigor</dc:creator>
    <meta:document-statistic meta:table-count="1" meta:cell-count="215" meta:object-count="0"/>
  </office:meta>
</office:document-meta>
</file>